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236cm" style:use-optimal-column-width="false"/>
    </style:style>
    <style:style style:name="co2" style:family="table-column">
      <style:table-column-properties style:column-width="9.239cm" style:use-optimal-column-width="false"/>
    </style:style>
    <style:style style:name="co3" style:family="table-column">
      <style:table-column-properties style:column-width="5.403cm" style:use-optimal-column-width="false"/>
    </style:style>
    <style:style style:name="co4" style:family="table-column">
      <style:table-column-properties style:column-width="5.41cm" style:use-optimal-column-width="false"/>
    </style:style>
    <style:style style:name="ro1" style:family="table-row">
      <style:table-row-properties style:row-height="1.973cm"/>
    </style:style>
    <style:style style:name="ro2" style:family="table-row">
      <style:table-row-properties style:row-height="1.975cm"/>
    </style:style>
    <style:style style:name="ro3" style:family="table-row">
      <style:table-row-properties style:row-height="1.795cm"/>
    </style:style>
    <style:style style:name="ce1" style:family="table-cell">
      <style:graphic-properties style:repeat="repeat"/>
      <style:paragraph-properties fo:text-align="center"/>
      <style:text-properties fo:font-size="32pt" style:font-size-asian="32pt" style:font-size-complex="32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e of the Intel</text:span><text:span text:style-name="T1"><text:line-break/></text:span><text:span text:style-name="T1">Kernel Graphics Driver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LinuxTag Berlin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review of the past year: features, driver internals, testing &amp; documentation</text:p>
              </text:list-item>
              <text:list-item>
                <text:p>highlights of upcoming platforms: broadwell, baytrail &amp; cherryview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 work, GEM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real per-process isolation, still disabled</text:p>
              </text:list-item>
              <text:list-item>
                <text:p>improved gpu turbo boost/deboo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 work, display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4k displays, unfortunately not yet DP MST</text:p>
              </text:list-item>
              <text:list-item>
                <text:p>3D in the kernel, stack enabling ongoing</text:p>
              </text:list-item>
              <text:list-item>
                <text:p>displayless support for ser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river internals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massive refactoring: irq, GTT, display ...</text:p>
              </text:list-item>
              <text:list-item>
                <text:p>i915.ko is a toolbox to build a Intel GFX dri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river internals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lots more shared driver helper libraries</text:p>
              </text:list-item>
              <text:list-item>
                <text:p>hdmi infoframes, DP aux (for MST support)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with intel-gpu-tools</text:p>
          </draw:text-box>
        </draw:frame>
        <draw:frame presentation:style-name="pr5" draw:layer="layout" svg:width="25.199cm" svg:height="10.773cm" svg:x="1.4cm" svg:y="8.6cm" presentation:class="outline" presentation:user-transformed="true">
          <draw:text-box>
            <text:list text:style-name="L3">
              <text:list-item>
                <text:p>automated tests are a merge requirement</text:p>
              </text:list-item>
              <text:list-item>
                <text:p>over 700 testcases, zero tests 2 years ago</text:p>
              </text:list-item>
              <text:list-item>
                <text:p>supplements full-stack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-g-t infrastructure</text:p>
          </draw:text-box>
        </draw:frame>
        <draw:frame presentation:style-name="pr5" draw:layer="layout" svg:width="25.8cm" svg:height="9.973cm" svg:x="1.4cm" svg:y="8.8cm" presentation:class="outline" presentation:user-transformed="true">
          <draw:text-box>
            <text:list text:style-name="L3">
              <text:list-item>
                <text:p>ioctl wrappers, libraries for testing techniques, ...</text:p>
              </text:list-item>
              <text:list-item>
                <text:p>NIH testing framework</text:p>
              </text:list-item>
              <text:list-item>
                <text:p>piglit as testrun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techniques</text:p>
          </draw:text-box>
        </draw:frame>
        <draw:frame presentation:style-name="pr5" draw:layer="layout" svg:width="25.199cm" svg:height="9.973cm" svg:x="1.4cm" svg:y="7.1cm" presentation:class="outline" presentation:user-transformed="true">
          <draw:text-box>
            <text:list text:style-name="L3">
              <text:list-item>
                <text:p>error path testing with signals</text:p>
              </text:list-item>
              <text:list-item>
                <text:p>prefault disabling, force slowpaths in debugfs</text:p>
              </text:list-item>
              <text:list-item>
                <text:p>suspend/autoresume</text:p>
              </text:list-item>
              <text:list-item>
                <text:p>gpu hangman</text:p>
              </text:list-item>
              <text:list-item>
                <text:p>pipe CRC based display te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-kernel infrastructure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enormous amounts of asserts in display code</text:p>
              </text:list-item>
              <text:list-item>
                <text:p>modeset/pipe configuration tracking/checking</text:p>
              </text:list-item>
              <text:list-item>
                <text:p>fifo underrun repor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resources</text:p>
          </draw:text-box>
        </draw:frame>
        <draw:frame presentation:style-name="pr5" draw:text-style-name="P4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<text:span text:style-name="T3">i-g-t: </text:span><text:span text:style-name="T3"><text:a xlink:href="http://cgit.freedesktop.org/xorg/app/intel-gpu-tools/" xlink:type="simple">http://cgit.freedesktop.org/xorg/app/intel-gpu-tools/</text:a></text:span></text:p>
              </text:list-item>
              <text:list-item>
                <text:p><text:span text:style-name="T3">piglit: </text:span><text:span text:style-name="T3"><text:a xlink:href="http://piglit.freedesktop.org/" xlink:type="simple">http://piglit.freedesktop.org/</text:a></text:span></text:p>
              </text:list-item>
              <text:list-item>
                <text:p><text:span text:style-name="T3">i-g-t overview: </text:span><text:span text:style-name="T3"><text:a xlink:href="http://blog.ffwll.ch/2013/09/more-drmi915-testsuite-infrastructure.html" xlink:type="simple">http://blog.ffwll.ch/2013/09/more-drmi915-testsuite-infrastructure.html</text:a></text:span></text:p>
              </text:list-item>
              <text:list-item>
                <text:p><text:span text:style-name="T3">testing requirements: </text:span><text:span text:style-name="T3"><text:a xlink:href="http://blog.ffwll.ch/2013/11/testing-requirements-for-drmi915.html" xlink:type="simple">http://blog.ffwll.ch/2013/11/testing-requirements-for-drmi915.html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cumentation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DRM Developer's Guide <text:span text:style-name="T4"><text:a xlink:href="http://people.freedesktop.org/~danvet/drm/" xlink:type="simple">http://people.freedesktop.org/~danvet/drm/</text:a></text:span></text:p>
              </text:list-item>
              <text:list-item>
                <text:p>intel-gpu-tools test API reference <text:a xlink:href="http://people.freedesktop.org/~danvet/igt/" xlink:type="simple">http://people.freedesktop.org/~danvet/igt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roadwell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gen8 render core: execlists, 48bit ppgtt</text:p>
              </text:list-item>
              <text:list-item>
                <text:p>completely new irq routing</text:p>
              </text:list-item>
              <text:list-item>
                <text:p>display close match to haswe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ytrail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frankenstein display with gen7 render core</text:p>
              </text:list-item>
              <text:list-item>
                <text:p>display goes back to ... gma500, i915, i8xx</text:p>
              </text:list-item>
              <text:list-item>
                <text:p>plus hdmi, DP, MIPI-DS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rryview</text:p>
          </draw:text-box>
        </draw:frame>
        <draw:frame presentation:style-name="pr5" draw:layer="layout" svg:width="25.199cm" svg:height="9.973cm" svg:x="1.4cm" svg:y="8.8cm" presentation:class="outline" presentation:user-transformed="true">
          <draw:text-box>
            <text:list text:style-name="L3">
              <text:list-item>
                <text:p>gen8 render core</text:p>
              </text:list-item>
              <text:list-item>
                <text:p>baytrail display</text:p>
              </text:list-item>
              <text:list-item>
                <text:p>3rd display pip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ook: features</text:p>
          </draw:text-box>
        </draw:frame>
        <draw:frame presentation:style-name="pr5" draw:layer="layout" svg:width="25.199cm" svg:height="9.973cm" svg:x="1.4cm" svg:y="7.7cm" presentation:class="outline" presentation:user-transformed="true">
          <draw:text-box>
            <text:list text:style-name="L3">
              <text:list-item>
                <text:p>runtime PM for Si0x</text:p>
              </text:list-item>
              <text:list-item>
                <text:p>atomic modeset/pageflips</text:p>
              </text:list-item>
              <text:list-item>
                <text:p>expose display engine properties</text:p>
              </text:list-item>
              <text:list-item>
                <text:p>fastboot for every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ook: non-features</text:p>
          </draw:text-box>
        </draw:frame>
        <draw:frame presentation:style-name="pr5" draw:layer="layout" svg:width="25.199cm" svg:height="9.973cm" svg:x="1.4cm" svg:y="7.7cm" presentation:class="outline" presentation:user-transformed="true">
          <draw:text-box>
            <text:list text:style-name="L3">
              <text:list-item>
                <text:p>can't talk about new platforms</text:p>
              </text:list-item>
              <text:list-item>
                <text:p>driver documentation</text:p>
              </text:list-item>
              <text:list-item>
                <text:p>new crazy test techniques</text:p>
              </text:list-item>
              <text:list-item>
                <text:p>integrate and exploit gen8 featur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5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lots of work under the hood</text:p>
              </text:list-item>
              <text:list-item>
                <text:p>testing, testing, testing</text:p>
              </text:list-item>
              <text:list-item>
                <text:p>3 pre-production platforms in upstream</text:p>
              </text:list-item>
              <text:list-item>
                <text:p>more of the same, but a lot mo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atistics: patches</text:p>
          </draw:text-box>
        </draw:frame>
        <draw:frame draw:style-name="standard" draw:layer="layout" svg:width="18.474cm" svg:height="11.839cm" svg:x="4.754cm" svg:y="5.1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">2013</text:span></text:p>
              </table:table-cell>
              <table:table-cell>
                <text:p text:style-name="P5"><text:span text:style-name="T5">2211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2012</text:span></text:p>
              </table:table-cell>
              <table:table-cell>
                <text:p text:style-name="P5"><text:span text:style-name="T5">1498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2011</text:span></text:p>
              </table:table-cell>
              <table:table-cell>
                <text:p text:style-name="P5"><text:span text:style-name="T5">856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2010</text:span></text:p>
              </table:table-cell>
              <table:table-cell>
                <text:p text:style-name="P5"><text:span text:style-name="T5">985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2009</text:span></text:p>
              </table:table-cell>
              <table:table-cell>
                <text:p text:style-name="P5"><text:span text:style-name="T5">534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5">2008</text:span></text:p>
              </table:table-cell>
              <table:table-cell>
                <text:p text:style-name="P5"><text:span text:style-name="T5">24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gression fix latency [days]</text:p>
          </draw:text-box>
        </draw:frame>
        <draw:frame draw:style-name="standard" draw:layer="layout" svg:width="21.618cm" svg:height="12.564cm" svg:x="2.96cm" svg:y="5.50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5"><text:span text:style-name="T5">25%</text:span></text:p>
              </table:table-cell>
              <table:table-cell>
                <text:p text:style-name="P5"><text:span text:style-name="T5">50%</text:span></text:p>
              </table:table-cell>
              <table:table-cell>
                <text:p text:style-name="P5"><text:span text:style-name="T5">75%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2011H1</text:span></text:p>
              </table:table-cell>
              <table:table-cell>
                <text:p text:style-name="P5"><text:span text:style-name="T5">14</text:span></text:p>
              </table:table-cell>
              <table:table-cell>
                <text:p text:style-name="P5"><text:span text:style-name="T5">44</text:span></text:p>
              </table:table-cell>
              <table:table-cell>
                <text:p text:style-name="P5"><text:span text:style-name="T5">288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2011H2</text:span></text:p>
              </table:table-cell>
              <table:table-cell>
                <text:p text:style-name="P5"><text:span text:style-name="T5">15</text:span></text:p>
              </table:table-cell>
              <table:table-cell>
                <text:p text:style-name="P5"><text:span text:style-name="T5">64</text:span></text:p>
              </table:table-cell>
              <table:table-cell>
                <text:p text:style-name="P5"><text:span text:style-name="T5">241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2012H1</text:span></text:p>
              </table:table-cell>
              <table:table-cell>
                <text:p text:style-name="P5"><text:span text:style-name="T5">12</text:span></text:p>
              </table:table-cell>
              <table:table-cell>
                <text:p text:style-name="P5"><text:span text:style-name="T5">43</text:span></text:p>
              </table:table-cell>
              <table:table-cell>
                <text:p text:style-name="P5"><text:span text:style-name="T5">117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2012H2</text:span></text:p>
              </table:table-cell>
              <table:table-cell>
                <text:p text:style-name="P5"><text:span text:style-name="T5">15</text:span></text:p>
              </table:table-cell>
              <table:table-cell>
                <text:p text:style-name="P5"><text:span text:style-name="T5">54</text:span></text:p>
              </table:table-cell>
              <table:table-cell>
                <text:p text:style-name="P5"><text:span text:style-name="T5">83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2013H1</text:span></text:p>
              </table:table-cell>
              <table:table-cell>
                <text:p text:style-name="P5"><text:span text:style-name="T5">13</text:span></text:p>
              </table:table-cell>
              <table:table-cell>
                <text:p text:style-name="P5"><text:span text:style-name="T5">51</text:span></text:p>
              </table:table-cell>
              <table:table-cell>
                <text:p text:style-name="P5"><text:span text:style-name="T5">113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2013H2</text:span></text:p>
              </table:table-cell>
              <table:table-cell>
                <text:p text:style-name="P5"><text:span text:style-name="T5">3</text:span></text:p>
              </table:table-cell>
              <table:table-cell>
                <text:p text:style-name="P5"><text:span text:style-name="T5">22</text:span></text:p>
              </table:table-cell>
              <table:table-cell>
                <text:p text:style-name="P5"><text:span text:style-name="T5">8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up: drm + ARM-SoCs</text:p>
          </draw:text-box>
        </draw:frame>
        <draw:frame presentation:style-name="pr5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componentized device framework in driver core</text:p>
              </text:list-item>
              <text:list-item>
                <text:p>drm_panel, drm_bridge ..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up: DP MST</text:p>
          </draw:text-box>
        </draw:frame>
        <draw:frame presentation:style-name="pr5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sideband over sideband over sideband</text:p>
              </text:list-item>
              <text:list-item>
                <text:p>DP interrupt handling</text:p>
              </text:list-item>
              <text:list-item>
                <text:p>connector lifetime &amp; locking</text:p>
              </text:list-item>
              <text:list-item>
                <text:p>tricky sink handling all in shared library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up: contributing</text:p>
          </draw:text-box>
        </draw:frame>
        <draw:frame presentation:style-name="pr5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report bugs, rung piglit, i-g-t tests, ...</text:p>
              </text:list-item>
              <text:list-item>
                <text:p>drm janitors: <text:a xlink:href="http://www.x.org/wiki/DRMJanitors/" xlink:type="simple">http://www.x.org/wiki/DRMJanitors/</text:a></text:p>
              </text:list-item>
              <text:list-item>
                <text:p>gsoc/evoc: <text:a xlink:href="http://www.x.org/wiki/SummerOfCodeIdeas/" xlink:type="simple">http://www.x.org/wiki/SummerOfCodeIdeas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up: kmscon who?</text:p>
          </draw:text-box>
        </draw:frame>
        <draw:frame presentation:style-name="pr5" draw:layer="layout" svg:width="25.199cm" svg:height="9.973cm" svg:x="1.4cm" svg:y="7.5cm" presentation:class="outline" presentation:user-transformed="true">
          <draw:text-box>
            <text:list text:style-name="L3">
              <text:list-item>
                <text:p>fbdev/fbcon/console_lock are horribly</text:p>
              </text:list-item>
              <text:list-item>
                <text:p>no one insane enough to try to fix it</text:p>
              </text:list-item>
              <text:list-item>
                <text:p>panic handler works by chance</text:p>
              </text:list-item>
              <text:list-item>
                <text:p>minimal panic log in kernel on bare drm kms</text:p>
              </text:list-item>
              <text:list-item>
                <text:p>i915 &amp; arm-msm support FBDEV=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3DT2H51M6S</meta:editing-duration>
    <meta:editing-cycles>50</meta:editing-cycles>
    <meta:generator>LibreOffice/4.1.5.3$Linux_X86_64 LibreOffice_project/410$Build-3</meta:generator>
    <dc:date>2014-05-09T14:12:20.995330050</dc:date>
    <meta:document-statistic meta:object-count="117"/>
  </office:meta>
</office:document-meta>
</file>